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0f0e" officeooo:paragraph-rsid="000c0f0e"/>
    </style:style>
    <style:style style:name="P2" style:family="paragraph" style:parent-style-name="Standard">
      <style:text-properties officeooo:rsid="000c0f0e" officeooo:paragraph-rsid="000ccbf0"/>
    </style:style>
    <style:style style:name="P3" style:family="paragraph" style:parent-style-name="Standard">
      <style:text-properties officeooo:rsid="000c0f0e" officeooo:paragraph-rsid="000fd614"/>
    </style:style>
    <style:style style:name="P4" style:family="paragraph" style:parent-style-name="Standard">
      <style:text-properties officeooo:rsid="000fd614" officeooo:paragraph-rsid="000fd614"/>
    </style:style>
    <style:style style:name="P5" style:family="paragraph" style:parent-style-name="Standard">
      <style:text-properties officeooo:rsid="0011c975" officeooo:paragraph-rsid="0011c975"/>
    </style:style>
    <style:style style:name="P6" style:family="paragraph" style:parent-style-name="Standard">
      <style:text-properties officeooo:rsid="0011c975" officeooo:paragraph-rsid="0013de7f"/>
    </style:style>
    <style:style style:name="P7" style:family="paragraph" style:parent-style-name="Standard">
      <style:text-properties officeooo:rsid="0011c975" officeooo:paragraph-rsid="001452d4"/>
    </style:style>
    <style:style style:name="P8" style:family="paragraph" style:parent-style-name="Standard">
      <style:text-properties officeooo:rsid="0018d693" officeooo:paragraph-rsid="00191a22"/>
    </style:style>
    <style:style style:name="P9" style:family="paragraph" style:parent-style-name="Standard">
      <style:text-properties officeooo:rsid="00197e28" officeooo:paragraph-rsid="00197e28"/>
    </style:style>
    <style:style style:name="P10" style:family="paragraph" style:parent-style-name="Standard">
      <style:text-properties officeooo:rsid="0019be2e" officeooo:paragraph-rsid="0019be2e"/>
    </style:style>
    <style:style style:name="T1" style:family="text">
      <style:text-properties officeooo:rsid="000c0f0e"/>
    </style:style>
    <style:style style:name="T2" style:family="text">
      <style:text-properties officeooo:rsid="000ccbf0"/>
    </style:style>
    <style:style style:name="T3" style:family="text">
      <style:text-properties officeooo:rsid="00134e7c"/>
    </style:style>
    <style:style style:name="T4" style:family="text">
      <style:text-properties officeooo:rsid="0013de7f"/>
    </style:style>
    <style:style style:name="T5" style:family="text">
      <style:text-properties officeooo:rsid="001452d4"/>
    </style:style>
    <style:style style:name="T6" style:family="text">
      <style:text-properties officeooo:rsid="0015cbfc"/>
    </style:style>
    <style:style style:name="T7" style:family="text">
      <style:text-properties officeooo:rsid="0015da24"/>
    </style:style>
    <style:style style:name="T8" style:family="text">
      <style:text-properties officeooo:rsid="00172be2"/>
    </style:style>
    <style:style style:name="T9" style:family="text">
      <style:text-properties officeooo:rsid="00184e75"/>
    </style:style>
    <style:style style:name="T10" style:family="text">
      <style:text-properties officeooo:rsid="00191a22"/>
    </style:style>
    <style:style style:name="T11" style:family="text">
      <style:text-properties officeooo:rsid="001a1b1d"/>
    </style:style>
    <style:style style:name="T12" style:family="text">
      <style:text-properties officeooo:rsid="001a8a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name : <text:s/>SBI MOBANK</text:p>
      <text:p text:style-name="P1"/>
      <text:p text:style-name="P2">Description : </text:p>
      <text:p text:style-name="P3"><text:tab/><text:span text:style-name="T2">This application is for sbi account holders. Its purpose is to provide mobile application interface to account holders for their transactions. It require username and password for accessing accessing account. It provides following features.</text:span></text:p>
      <text:p text:style-name="P3"><text:span text:style-name="T2">1. Account details</text:span></text:p>
      <text:p text:style-name="P3"><text:span text:style-name="T2">2. Transaction history</text:span></text:p>
      <text:p text:style-name="P4">3. Fund transfer</text:p>
      <text:p text:style-name="P4">4. Pay bills</text:p>
      <text:p text:style-name="P4">5. Request</text:p>
      <text:p text:style-name="P4">6. Complaint/Feedback</text:p>
      <text:p text:style-name="P1"/>
      <text:p text:style-name="P1">Steps to use “SBI MOBANK” app :</text:p>
      <text:p text:style-name="P1"/>
      <text:p text:style-name="P5">1. Go Google play store</text:p>
      <text:p text:style-name="P5">2. Search “<text:span text:style-name="T1">SBI MOBANK</text:span>”</text:p>
      <text:p text:style-name="P5">3. Install it</text:p>
      <text:p text:style-name="P5">4. Open it</text:p>
      <text:p text:style-name="P5">5. If you are new user then click on “FIRST TIME USER” button</text:p>
      <text:p text:style-name="P5"/>
      <text:p text:style-name="P5"><text:tab/>5.1- <text:span text:style-name="T3">Select one of the options between a) I HAVE PASSBOOK DETAILS b) I HAVE <text:s text:c="2"/><text:tab/>CREDIT/DEBIT CARD DETAILS</text:span></text:p>
      <text:p text:style-name="P5"/>
      <text:p text:style-name="P6"><text:tab/><text:tab/><text:span text:style-name="T3">5.1.1- If you select option first i.e <text:s/>I HAVE PASSBOOK DETAILS then enter <text:tab/><text:tab/><text:tab/>follown details in given field and click on submit. </text:span></text:p>
      <text:p text:style-name="P6"><text:tab/><text:tab/><text:tab/><text:span text:style-name="T4">a) Account no </text:span></text:p>
      <text:p text:style-name="P6"><text:tab/><text:tab/><text:tab/><text:span text:style-name="T4">b) CIF no</text:span></text:p>
      <text:p text:style-name="P6"><text:span text:style-name="T4"><text:tab/><text:tab/><text:tab/>c) Branch code</text:span></text:p>
      <text:p text:style-name="P6"><text:span text:style-name="T4"><text:tab/><text:tab/><text:tab/>d) DOB</text:span></text:p>
      <text:p text:style-name="P7"><text:tab/><text:tab/><text:span text:style-name="T5">5.1.2- If you select option second i.e <text:s/>I HAVE CREDIT/DEBIT DETAILS then enter <text:tab/><text:tab/><text:tab/>follown details in given field and click on submit. </text:span></text:p>
      <text:p text:style-name="P3"><text:tab/><text:tab/><text:tab/><text:span text:style-name="T6">a) Card no</text:span></text:p>
      <text:p text:style-name="P3"><text:tab/><text:tab/><text:tab/><text:span text:style-name="T6">b) CVV no</text:span></text:p>
      <text:p text:style-name="P3"><text:span text:style-name="T6"><text:tab/><text:tab/><text:tab/>c) <text:s/>Card expiry date</text:span></text:p>
      <text:p text:style-name="P3"><text:span text:style-name="T7"><text:tab/>5.2 – After clicking to submit one dialog box will be opened showing message “OTP SENT <text:tab/>TO YOUR REGISTERED MOBILE NO”. Click “OK”.</text:span></text:p>
      <text:p text:style-name="P3"/>
      <text:p text:style-name="P3"><text:span text:style-name="T8"><text:tab/>5.3 – Now enter OTP that you received and click on “PROCEED”. If you don't get OTP then <text:tab/>click on “RESEND OTP”.</text:span></text:p>
      <text:p text:style-name="P3"/>
      <text:p text:style-name="P3"><text:span text:style-name="T9"><text:s text:c="2"/><text:tab/>5.4 – If OTP process is successfully finishes next you need to enter your preferred username. <text:tab/>Next enter password in password field and to confirm password by entering same password <text:tab/>in confirm password textfield. Next read T&amp;C of SBI mobile app. <text:s/>Check the T&amp;C <text:tab/>checkbox <text:s/>and click “REGISTER” button.</text:span></text:p>
      <text:p text:style-name="P3"/>
      <text:p text:style-name="P8"><text:tab/>5.5- <text:span text:style-name="T10">If you are registered successfully then you will be taken to login page.</text:span></text:p>
      <text:p text:style-name="P8"/>
      <text:p text:style-name="P8"><text:span text:style-name="T10">6 . </text:span><text:s/><text:span text:style-name="T10">If you are already registered then enter your username and password in given field and click on “LOGIN”.</text:span></text:p>
      <text:p text:style-name="P8"/>
      <text:p text:style-name="P9">7. If you login successfully then you will be taken to home page of application.</text:p>
      <text:p text:style-name="P10"><text:soft-page-break/>8. You can click on “ACCOUNT DETAILS” for viewing your account details. You can click on “TRANSACTION HISTORY” to view your previous transactions. You can click on “FUND TRANSFER” to transfer amount to particular account. You can click on “PAY BILLS” to pay bills of electricity or other bills. You can click on “REQUEST” to request services like appliying for new ATM card, block ATM card. <text:span text:style-name="T11">You can click on “COMPLAINT/FEEDBACK” for any complaint/feedback you have.</text:span></text:p>
      <text:p text:style-name="P9"/>
      <text:p text:style-name="P9"><text:span text:style-name="T12">9</text:span>. Once you are done with your transaction click on “LOGOUT”.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2:36:21.623569018</meta:creation-date>
    <dc:date>2017-11-24T15:08:30.995165504</dc:date>
    <meta:editing-duration>PT2H29M48S</meta:editing-duration>
    <meta:editing-cycles>21</meta:editing-cycles>
    <meta:generator>LibreOffice/4.2.8.2$Linux_X86_64 LibreOffice_project/420m0$Build-2</meta:generator>
    <meta:document-statistic meta:table-count="0" meta:image-count="0" meta:object-count="0" meta:page-count="2" meta:paragraph-count="33" meta:word-count="402" meta:character-count="2361" meta:non-whitespace-character-count="1930"/>
  </office:meta>
</office:document-meta>
</file>